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6.3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5.27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6.5cm"/>
    </style:style>
    <style:style style:name="gr6" style:family="graphic" style:parent-style-name="standard">
      <style:graphic-properties draw:textarea-horizontal-align="justify" draw:textarea-vertical-align="middle" draw:auto-grow-height="false" fo:min-height="1.092cm" fo:min-width="1.194cm"/>
    </style:style>
    <style:style style:name="gr7" style:family="graphic" style:parent-style-name="standard">
      <style:graphic-properties draw:textarea-horizontal-align="justify" draw:textarea-vertical-align="middle" draw:auto-grow-height="false" fo:min-height="0.651cm" fo:min-width="3.334cm"/>
    </style:style>
    <style:style style:name="gr8" style:family="graphic" style:parent-style-name="standard">
      <style:graphic-properties draw:textarea-horizontal-align="justify" draw:textarea-vertical-align="middle" draw:auto-grow-height="false" fo:min-height="0.55cm" fo:min-width="0.3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2.051cm" fo:min-width="3.88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5.814cm"/>
    </style:style>
    <style:style style:name="gr12" style:family="graphic" style:parent-style-name="standard">
      <style:graphic-properties draw:textarea-horizontal-align="justify" draw:textarea-vertical-align="middle" draw:auto-grow-height="false" fo:min-height="3.35cm" fo:min-width="4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cm" svg:height="1.1cm" svg:x="1cm" svg:y="3.9cm">
          <text:p text:style-name="P1">Count ←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4cm" svg:height="1.7cm" svg:x="1cm" svg:y="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1" draw:layer="layout" svg:x1="4.3cm" svg:y1="2.5cm" svg:x2="4.3cm" svg:y2="3.9cm">
          <text:p/>
        </draw:line>
        <draw:line draw:style-name="gr3" draw:text-style-name="P1" draw:layer="layout" svg:x1="4.4cm" svg:y1="4.9cm" svg:x2="4.4cm" svg:y2="5.9cm">
          <text:p/>
        </draw:line>
        <draw:custom-shape draw:style-name="gr4" draw:text-style-name="P1" draw:layer="layout" svg:width="6.9cm" svg:height="1.1cm" svg:x="1cm" svg:y="5.9cm">
          <text:p text:style-name="P1">Total ← 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4.4cm" svg:y1="7cm" svg:x2="4.4cm" svg:y2="8.3cm">
          <text:p/>
        </draw:line>
        <draw:custom-shape draw:style-name="gr5" draw:text-style-name="P1" draw:layer="layout" svg:width="7cm" svg:height="1.2cm" svg:x="1cm" svg:y="8.3cm">
          <text:p text:style-name="P1">Number ← 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4.4cm" svg:y1="9.5cm" svg:x2="4.4cm" svg:y2="10.8cm">
          <text:p/>
        </draw:line>
        <draw:custom-shape draw:style-name="gr6" draw:text-style-name="P1" draw:layer="layout" svg:width="2.4cm" svg:height="1.9cm" svg:x="3.2cm" svg:y="10.8cm">
          <text:p text:style-name="P1">While</text:p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3" draw:text-style-name="P1" draw:layer="layout" svg:x1="4.4cm" svg:y1="12.6cm" svg:x2="4.4cm" svg:y2="14cm">
          <text:p/>
        </draw:line>
        <draw:custom-shape draw:style-name="gr7" draw:text-style-name="P2" draw:layer="layout" svg:width="6.3cm" svg:height="0.9cm" svg:x="1.6cm" svg:y="14cm">
          <text:p text:style-name="P1"><text:span text:style-name="T1">GET Numb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4.7cm" svg:y1="14.9cm" svg:x2="4.7cm" svg:y2="16.3cm">
          <text:p/>
        </draw:line>
        <draw:custom-shape draw:style-name="gr8" draw:text-style-name="P1" draw:layer="layout" svg:width="1.7cm" svg:height="1.6cm" svg:x="3.9cm" svg:y="16.3cm">
          <text:p text:style-name="P1">1.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9" draw:text-style-name="P1" draw:layer="layout" svg:x1="5.6cm" svg:y1="17.1cm" svg:x2="9.3cm" svg:y2="17.1cm">
          <text:p/>
        </draw:line>
        <draw:line draw:style-name="gr9" draw:text-style-name="P1" draw:layer="layout" svg:x1="9.3cm" svg:y1="17.1cm" svg:x2="9.3cm" svg:y2="11.8cm">
          <text:p/>
        </draw:line>
        <draw:line draw:style-name="gr3" draw:text-style-name="P1" draw:layer="layout" svg:x1="9.3cm" svg:y1="11.8cm" svg:x2="5.6cm" svg:y2="11.8cm">
          <text:p/>
        </draw:line>
        <draw:line draw:style-name="gr3" draw:text-style-name="P1" draw:layer="layout" svg:x1="4.8cm" svg:y1="17.9cm" svg:x2="4.8cm" svg:y2="20.5cm">
          <text:p/>
        </draw:line>
        <draw:custom-shape draw:style-name="gr10" draw:text-style-name="P1" draw:layer="layout" svg:width="7.2cm" svg:height="2.3cm" svg:x="1.1cm" svg:y="20.5cm">
          <text:p text:style-name="P1"><text:span text:style-name="T1">PUT</text:span></text:p>
          <text:p text:style-name="P1"><text:span text:style-name="T1">The answer is + aver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1" draw:layer="layout" svg:x1="4.7cm" svg:y1="22.8cm" svg:x2="4.7cm" svg:y2="24.4cm">
          <text:p/>
        </draw:line>
        <draw:custom-shape draw:style-name="gr11" draw:text-style-name="P1" draw:layer="layout" svg:width="7cm" svg:height="1.8cm" svg:x="1.7cm" svg:y="24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" draw:layer="layout" svg:width="4.9cm" svg:height="3.6cm" svg:x="12.9cm" svg:y="1.1cm">
          <text:p text:style-name="P1">KEY</text:p>
          <text:p text:style-name="P1">1. number != -1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13:32:15.058000000</meta:creation-date>
    <dc:date>2014-10-24T15:26:30.106000000</dc:date>
    <meta:editing-duration>PT38M53S</meta:editing-duration>
    <meta:editing-cycles>2</meta:editing-cycles>
    <meta:generator>LibreOffice/4.3.2.2$Windows_x86 LibreOffice_project/edfb5295ba211bd31ad47d0bad0118690f76407d</meta:generator>
    <meta:document-statistic meta:object-count="21"/>
  </office:meta>
</office:document-meta>
</file>